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3.77mm"/>
    </style:style>
    <style:style style:name="P2" style:family="paragraph" style:parent-style-name="Text_20_body">
      <style:paragraph-properties fo:margin-left="3.33mm" fo:margin-right="0mm" fo:margin-top="0.44mm" fo:margin-bottom="0mm" fo:text-indent="0mm" style:auto-text-indent="false"/>
    </style:style>
    <style:style style:name="P3" style:family="paragraph" style:parent-style-name="Text_20_body">
      <style:paragraph-properties fo:margin-left="3.16mm" fo:margin-right="0mm" fo:text-indent="0mm" style:auto-text-indent="false"/>
    </style:style>
    <style:style style:name="P4" style:family="paragraph" style:parent-style-name="Text_20_body">
      <style:paragraph-properties fo:margin-left="3.16mm" fo:margin-right="0mm" fo:margin-top="0.44mm" fo:margin-bottom="0mm" fo:text-indent="0mm" style:auto-text-indent="false"/>
    </style:style>
    <style:style style:name="P5" style:family="paragraph" style:parent-style-name="Text_20_body">
      <style:paragraph-properties fo:margin-top="2.43mm" fo:margin-bottom="0mm"/>
    </style:style>
    <style:style style:name="P6" style:family="paragraph" style:parent-style-name="Text_20_body" style:master-page-name="">
      <style:paragraph-properties fo:margin-left="3.07mm" fo:margin-right="6.77mm" fo:margin-top="1.41mm" fo:margin-bottom="0mm" fo:line-height="109%" fo:text-indent="-0.18mm" style:auto-text-indent="false" style:page-number="auto"/>
    </style:style>
    <style:style style:name="P7" style:family="paragraph" style:parent-style-name="Text_20_body">
      <style:paragraph-properties fo:margin-left="3mm" fo:margin-right="0mm" fo:line-height="107%" fo:text-indent="0.49mm" style:auto-text-indent="false"/>
    </style:style>
    <style:style style:name="P8" style:family="paragraph" style:parent-style-name="Text_20_body">
      <style:paragraph-properties fo:margin-left="2.91mm" fo:margin-right="0mm" fo:margin-top="1.32mm" fo:margin-bottom="0mm" fo:text-indent="0mm" style:auto-text-indent="false" fo:break-before="column"/>
    </style:style>
    <style:style style:name="P9" style:family="paragraph" style:parent-style-name="Text_20_body">
      <style:paragraph-properties fo:margin-left="0mm" fo:margin-right="0mm" fo:text-align="justify" style:justify-single-word="false" fo:text-indent="0mm" style:auto-text-indent="false"/>
    </style:style>
    <style:style style:name="P10" style:family="paragraph" style:parent-style-name="Text_20_body">
      <style:paragraph-properties fo:margin-left="0mm" fo:margin-right="0mm" fo:line-height="166%" fo:text-align="justify" style:justify-single-word="false" fo:text-indent="0mm" style:auto-text-indent="false"/>
      <style:text-properties fo:color="#57575e" style:font-name="Calibri" fo:font-size="11pt" fo:letter-spacing="0.44mm" style:font-size-asian="11pt" style:font-size-complex="11pt" style:text-scale="110%"/>
    </style:style>
    <style:style style:name="P11" style:family="paragraph" style:parent-style-name="Text_20_body">
      <style:paragraph-properties fo:margin-left="3.25mm" fo:margin-right="0mm" fo:text-indent="0mm" style:auto-text-indent="false"/>
    </style:style>
    <style:style style:name="P12" style:family="paragraph" style:parent-style-name="Text_20_body">
      <style:paragraph-properties fo:margin-left="3.25mm" fo:margin-right="0mm" fo:line-height="3.77mm" fo:text-indent="0mm" style:auto-text-indent="false"/>
    </style:style>
    <style:style style:name="P13" style:family="paragraph" style:parent-style-name="Text_20_body" style:master-page-name="">
      <style:paragraph-properties fo:margin-left="3.25mm" fo:margin-right="0mm" fo:margin-top="0.46mm" fo:margin-bottom="0mm" fo:line-height="111%" fo:text-indent="0mm" style:auto-text-indent="false" style:page-number="auto"/>
    </style:style>
    <style:style style:name="P14" style:family="paragraph" style:parent-style-name="Text_20_body">
      <style:paragraph-properties fo:margin-left="3.25mm" fo:margin-right="17.5mm" fo:line-height="111%" fo:text-indent="0mm" style:auto-text-indent="false" fo:break-before="column"/>
    </style:style>
    <style:style style:name="P15" style:family="paragraph" style:parent-style-name="Text_20_body" style:master-page-name="">
      <style:paragraph-properties fo:margin-left="3.49mm" fo:margin-right="0mm" fo:margin-top="0.55mm" fo:margin-bottom="0mm" fo:line-height="109%" fo:text-indent="-0.09mm" style:auto-text-indent="false" style:page-number="auto"/>
    </style:style>
    <style:style style:name="P16" style:family="paragraph" style:parent-style-name="Text_20_body">
      <style:paragraph-properties fo:margin-left="3.33mm" fo:margin-right="29.44mm" fo:line-height="107%" fo:text-indent="0mm" style:auto-text-indent="false" fo:break-before="column"/>
    </style:style>
    <style:style style:name="P17" style:family="paragraph" style:parent-style-name="Standard">
      <style:paragraph-properties style:line-height-at-least="0.35mm"/>
      <style:text-properties style:font-name="Arial" fo:font-size="1pt" style:font-name-asian="Arial1" style:font-size-asian="1pt" style:font-name-complex="Arial1" style:font-size-complex="1pt"/>
    </style:style>
    <style:style style:name="P18" style:family="paragraph" style:parent-style-name="Standard">
      <style:text-properties style:font-name="Arial" fo:font-size="9pt" style:font-name-asian="Arial1" style:font-size-asian="9pt" style:font-name-complex="Arial1" style:font-size-complex="9pt"/>
    </style:style>
    <style:style style:name="P19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20" style:family="paragraph" style:parent-style-name="Standard"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1" style:family="paragraph" style:parent-style-name="Standard">
      <style:text-properties style:font-name="Arial" fo:font-size="8pt" style:font-name-asian="Arial1" style:font-size-asian="8pt" style:font-name-complex="Arial1" style:font-size-complex="8pt"/>
    </style:style>
    <style:style style:name="P22" style:family="paragraph" style:parent-style-name="Standard"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3" style:family="paragraph" style:parent-style-name="Standard">
      <style:text-properties style:font-name="Calibri" fo:font-weight="bold" style:font-name-asian="Arial1" style:font-weight-asian="bold" style:font-name-complex="Arial1" style:font-weight-complex="bold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line-height="3.77mm"/>
    </style:style>
    <style:style style:name="P26" style:family="paragraph" style:parent-style-name="Standard">
      <style:paragraph-properties fo:margin-top="0.14mm" fo:margin-bottom="0mm"/>
      <style:text-properties style:font-name="Arial" style:font-name-asian="Arial1" style:font-name-complex="Arial1"/>
    </style:style>
    <style:style style:name="P27" style:family="paragraph" style:parent-style-name="Standard">
      <style:paragraph-properties fo:margin-top="0.14mm" fo:margin-bottom="0mm"/>
      <style:text-properties style:font-name="Arial" fo:font-size="8pt" style:font-name-asian="Arial1" style:font-size-asian="8pt" style:font-name-complex="Arial1" style:font-size-complex="8pt"/>
    </style:style>
    <style:style style:name="P28" style:family="paragraph" style:parent-style-name="Standard" style:master-page-name="Standard">
      <style:paragraph-properties fo:margin-top="0.14mm" fo:margin-bottom="0mm" style:page-number="auto"/>
      <style:text-properties style:font-name="Times New Roman" fo:font-size="8.5pt" style:font-name-asian="Times New Roman1" style:font-size-asian="8.5pt" style:font-name-complex="Times New Roman1" style:font-size-complex="8.5pt"/>
    </style:style>
    <style:style style:name="P29" style:family="paragraph" style:parent-style-name="Standard">
      <style:paragraph-properties fo:margin-left="3.67mm" fo:margin-right="0mm" fo:margin-top="0.56mm" fo:margin-bottom="0mm" fo:text-indent="0mm" style:auto-text-indent="false"/>
    </style:style>
    <style:style style:name="P30" style:family="paragraph" style:parent-style-name="Standard">
      <style:paragraph-properties fo:margin-left="1.91mm" fo:margin-right="0mm" style:line-height-at-least="0.35mm" fo:text-indent="0mm" style:auto-text-indent="false"/>
      <style:text-properties style:font-name="Arial" fo:font-size="1pt" style:font-name-asian="Arial1" style:font-size-asian="1pt" style:font-name-complex="Arial1" style:font-size-complex="1pt"/>
    </style:style>
    <style:style style:name="P31" style:family="paragraph" style:parent-style-name="Standard">
      <style:paragraph-properties fo:margin-top="0.05mm" fo:margin-bottom="0mm"/>
      <style:text-properties style:font-name="Arial" style:font-name-asian="Arial1" style:font-name-complex="Arial1"/>
    </style:style>
    <style:style style:name="P32" style:family="paragraph" style:parent-style-name="Standard">
      <style:paragraph-properties fo:margin-top="0.16mm" fo:margin-bottom="0mm"/>
      <style:text-properties style:font-name="Arial" fo:font-size="12.5pt" style:font-name-asian="Arial1" style:font-size-asian="12.5pt" style:font-name-complex="Arial1" style:font-size-complex="12.5pt"/>
    </style:style>
    <style:style style:name="P33" style:family="paragraph" style:parent-style-name="Standard">
      <style:paragraph-properties fo:margin-top="4.23mm" fo:margin-bottom="4.23mm" fo:text-align="justify" style:justify-single-word="false"/>
    </style:style>
    <style:style style:name="P34" style:family="paragraph" style:parent-style-name="Standard">
      <style:paragraph-properties fo:margin-left="89.02mm" fo:margin-right="0mm" style:line-height-at-least="0.35mm" fo:text-indent="0mm" style:auto-text-indent="false"/>
      <style:text-properties style:font-name="Arial" fo:font-size="1pt" style:font-name-asian="Arial1" style:font-size-asian="1pt" style:font-name-complex="Arial1" style:font-size-complex="1pt"/>
    </style:style>
    <style:style style:name="P35" style:family="paragraph" style:parent-style-name="Standard">
      <style:paragraph-properties fo:margin-left="2.91mm" fo:margin-right="0mm" style:line-height-at-least="0.35mm" fo:text-indent="0mm" style:auto-text-indent="false"/>
      <style:text-properties style:font-name="Arial" fo:font-size="1pt" style:font-name-asian="Arial1" style:font-size-asian="1pt" style:font-name-complex="Arial1" style:font-size-complex="1pt"/>
    </style:style>
    <style:style style:name="P36" style:family="paragraph" style:parent-style-name="Standard" style:master-page-name="">
      <style:paragraph-properties style:page-number="auto"/>
      <style:text-properties style:font-name="Arial" fo:font-size="10pt" style:font-name-asian="Arial1" style:font-size-asian="10pt" style:font-name-complex="Arial1" style:font-size-complex="10pt"/>
    </style:style>
    <style:style style:name="P37" style:family="paragraph" style:parent-style-name="Standard">
      <style:paragraph-properties fo:margin-top="0.12mm" fo:margin-bottom="0mm"/>
      <style:text-properties style:font-name="Arial" fo:font-size="8pt" style:font-name-asian="Arial1" style:font-size-asian="8pt" style:font-name-complex="Arial1" style:font-size-complex="8pt"/>
    </style:style>
    <style:style style:name="P38" style:family="paragraph" style:parent-style-name="Standard">
      <style:paragraph-properties fo:margin-left="89.45mm" fo:margin-right="0mm" style:line-height-at-least="0.35mm" fo:text-indent="0mm" style:auto-text-indent="false"/>
      <style:text-properties style:font-name="Arial" fo:font-size="1pt" style:font-name-asian="Arial1" style:font-size-asian="1pt" style:font-name-complex="Arial1" style:font-size-complex="1pt"/>
    </style:style>
    <style:style style:name="P39" style:family="paragraph" style:parent-style-name="Standard">
      <style:paragraph-properties fo:margin-left="3mm" fo:margin-right="0mm" style:line-height-at-least="0.35mm" fo:text-indent="0mm" style:auto-text-indent="false"/>
      <style:text-properties style:font-name="Arial" fo:font-size="1pt" style:font-name-asian="Arial1" style:font-size-asian="1pt" style:font-name-complex="Arial1" style:font-size-complex="1pt"/>
    </style:style>
    <style:style style:name="T1" style:family="text">
      <style:text-properties fo:color="#3d3b44" style:font-name="Arial" fo:font-size="26.5pt" fo:font-weight="bold" style:font-size-asian="26.5pt" style:font-weight-asian="bold" style:text-scale="85%"/>
    </style:style>
    <style:style style:name="T2" style:family="text">
      <style:text-properties fo:color="#3d3b44" style:font-name="Arial" fo:font-size="26.5pt" fo:letter-spacing="0.56mm" fo:font-weight="bold" style:font-size-asian="26.5pt" style:font-weight-asian="bold" style:text-scale="85%"/>
    </style:style>
    <style:style style:name="T3" style:family="text">
      <style:text-properties fo:color="#3d3b44" style:font-name="Arial" fo:font-size="26.5pt" fo:letter-spacing="0.93mm" fo:font-weight="bold" style:font-size-asian="26.5pt" style:font-weight-asian="bold" style:text-scale="85%"/>
    </style:style>
    <style:style style:name="T4" style:family="text">
      <style:text-properties fo:color="#3d3b44" style:font-name="Arial" fo:font-size="26.5pt" fo:letter-spacing="0.12mm" fo:font-weight="bold" style:font-size-asian="26.5pt" style:font-weight-asian="bold" style:text-scale="85%"/>
    </style:style>
    <style:style style:name="T5" style:family="text">
      <style:text-properties fo:color="#3d3b44" style:font-name="Arial" fo:font-size="26.5pt" fo:letter-spacing="0.9mm" fo:font-weight="bold" style:font-size-asian="26.5pt" style:font-weight-asian="bold" style:text-scale="85%"/>
    </style:style>
    <style:style style:name="T6" style:family="text">
      <style:text-properties fo:color="#3d3b44" style:font-name="Arial" fo:font-size="26.5pt" fo:letter-spacing="0.55mm" fo:font-weight="bold" style:font-size-asian="26.5pt" style:font-weight-asian="bold" style:text-scale="85%"/>
    </style:style>
    <style:style style:name="T7" style:family="text">
      <style:text-properties fo:color="#3d3b44" style:text-underline-style="solid" style:text-underline-width="bold" style:text-underline-color="#000000" style:text-scale="90%"/>
    </style:style>
    <style:style style:name="T8" style:family="text">
      <style:text-properties fo:color="#3d3b44" fo:letter-spacing="0.16mm" style:text-underline-style="solid" style:text-underline-width="bold" style:text-underline-color="#000000" style:text-scale="90%"/>
    </style:style>
    <style:style style:name="T9" style:family="text">
      <style:text-properties fo:color="#3d3b44" fo:letter-spacing="0.04mm" style:text-underline-style="solid" style:text-underline-width="bold" style:text-underline-color="#000000" style:text-scale="90%"/>
    </style:style>
    <style:style style:name="T10" style:family="text">
      <style:text-properties fo:color="#3d3b44" style:font-name="Calibri" fo:font-size="11pt" style:font-size-asian="11pt" style:font-size-complex="11pt" style:text-scale="95%"/>
    </style:style>
    <style:style style:name="T11" style:family="text">
      <style:text-properties fo:color="#3d3b44" style:font-name="Calibri" fo:font-size="11pt" fo:letter-spacing="-0.34mm" style:font-size-asian="11pt" style:font-size-complex="11pt" style:text-scale="95%"/>
    </style:style>
    <style:style style:name="T12" style:family="text">
      <style:text-properties fo:color="#3d3b44" style:font-name="Calibri" fo:font-size="11pt" fo:letter-spacing="0.05mm" style:font-size-asian="11pt" style:font-size-complex="11pt" style:text-scale="95%"/>
    </style:style>
    <style:style style:name="T13" style:family="text">
      <style:text-properties fo:color="#3d3b44" style:font-name="Calibri" fo:font-size="11pt" fo:letter-spacing="0.02mm" style:font-size-asian="11pt" style:font-size-complex="11pt" style:text-scale="95%"/>
    </style:style>
    <style:style style:name="T14" style:family="text">
      <style:text-properties fo:color="#3d3b44" style:font-name="Calibri" fo:letter-spacing="-0.34mm" style:text-scale="95%"/>
    </style:style>
    <style:style style:name="T15" style:family="text">
      <style:text-properties fo:color="#3d3b44" style:font-name="Calibri" fo:letter-spacing="0.05mm" style:text-scale="95%"/>
    </style:style>
    <style:style style:name="T16" style:family="text">
      <style:text-properties fo:color="#3d3b44" style:font-name="Calibri" fo:letter-spacing="0.02mm" style:text-scale="95%"/>
    </style:style>
    <style:style style:name="T17" style:family="text">
      <style:text-properties fo:color="#3d3b44" style:font-name="Calibri" style:text-scale="95%"/>
    </style:style>
    <style:style style:name="T18" style:family="text">
      <style:text-properties fo:color="#3d3b44" fo:letter-spacing="0.05mm"/>
    </style:style>
    <style:style style:name="T19" style:family="text">
      <style:text-properties fo:color="#3d3b44" fo:letter-spacing="0.02mm" style:text-scale="110%"/>
    </style:style>
    <style:style style:name="T20" style:family="text">
      <style:text-properties fo:color="#3d3b44" fo:letter-spacing="0.07mm" style:text-scale="105%"/>
    </style:style>
    <style:style style:name="T21" style:family="text">
      <style:text-properties fo:color="#3d3b44" style:text-scale="105%"/>
    </style:style>
    <style:style style:name="T22" style:family="text">
      <style:text-properties style:font-name="Arial" fo:font-size="26.5pt" style:font-name-asian="Arial1" style:font-size-asian="26.5pt" style:font-name-complex="Arial1" style:font-size-complex="26.5pt"/>
    </style:style>
    <style:style style:name="T23" style:family="text">
      <style:text-properties fo:color="#57575e"/>
    </style:style>
    <style:style style:name="T24" style:family="text">
      <style:text-properties fo:color="#57575e" style:font-name="Arial" fo:font-size="26.5pt" fo:font-weight="bold" style:font-size-asian="26.5pt" style:font-weight-asian="bold" style:text-scale="85%"/>
    </style:style>
    <style:style style:name="T25" style:family="text">
      <style:text-properties fo:color="#57575e" style:font-name="Arial" fo:font-size="26.5pt" fo:letter-spacing="0.05mm" fo:font-weight="bold" style:font-size-asian="26.5pt" style:font-weight-asian="bold" style:text-scale="85%"/>
    </style:style>
    <style:style style:name="T26" style:family="text">
      <style:text-properties fo:color="#57575e" fo:letter-spacing="0.05mm"/>
    </style:style>
    <style:style style:name="T27" style:family="text">
      <style:text-properties fo:color="#57575e" fo:letter-spacing="0.05mm" style:text-scale="105%"/>
    </style:style>
    <style:style style:name="T28" style:family="text">
      <style:text-properties fo:color="#57575e" style:text-scale="105%"/>
    </style:style>
    <style:style style:name="T29" style:family="text">
      <style:text-properties fo:color="#57575e" fo:letter-spacing="0.18mm" style:text-scale="105%"/>
    </style:style>
    <style:style style:name="T30" style:family="text">
      <style:text-properties fo:color="#57575e" fo:letter-spacing="0.16mm" style:text-scale="105%"/>
    </style:style>
    <style:style style:name="T31" style:family="text">
      <style:text-properties fo:color="#57575e" fo:letter-spacing="-0.05mm" style:text-scale="105%"/>
    </style:style>
    <style:style style:name="T32" style:family="text">
      <style:text-properties fo:color="#57575e" fo:letter-spacing="-0.55mm" style:text-scale="105%"/>
    </style:style>
    <style:style style:name="T33" style:family="text">
      <style:text-properties fo:color="#57575e" fo:letter-spacing="-0.09mm"/>
    </style:style>
    <style:style style:name="T34" style:family="text">
      <style:text-properties fo:color="#57575e" fo:letter-spacing="0.42mm"/>
    </style:style>
    <style:style style:name="T35" style:family="text">
      <style:text-properties fo:color="#57575e" fo:letter-spacing="0.14mm"/>
    </style:style>
    <style:style style:name="T36" style:family="text">
      <style:text-properties fo:color="#57575e" fo:letter-spacing="0.58mm"/>
    </style:style>
    <style:style style:name="T37" style:family="text">
      <style:text-properties fo:color="#57575e" fo:letter-spacing="0.58mm" style:text-scale="105%"/>
    </style:style>
    <style:style style:name="T38" style:family="text">
      <style:text-properties fo:color="#57575e" fo:letter-spacing="0.51mm"/>
    </style:style>
    <style:style style:name="T39" style:family="text">
      <style:text-properties fo:color="#57575e" fo:letter-spacing="0.51mm" style:text-scale="105%"/>
    </style:style>
    <style:style style:name="T40" style:family="text">
      <style:text-properties fo:color="#57575e" fo:letter-spacing="0.21mm"/>
    </style:style>
    <style:style style:name="T41" style:family="text">
      <style:text-properties fo:color="#57575e" fo:letter-spacing="0.09mm"/>
    </style:style>
    <style:style style:name="T42" style:family="text">
      <style:text-properties fo:color="#57575e" fo:letter-spacing="0.09mm" style:text-scale="105%"/>
    </style:style>
    <style:style style:name="T43" style:family="text">
      <style:text-properties fo:color="#57575e" fo:letter-spacing="0.26mm"/>
    </style:style>
    <style:style style:name="T44" style:family="text">
      <style:text-properties fo:color="#57575e" fo:letter-spacing="0.26mm" style:text-scale="105%"/>
    </style:style>
    <style:style style:name="T45" style:family="text">
      <style:text-properties fo:color="#57575e" fo:letter-spacing="0.48mm"/>
    </style:style>
    <style:style style:name="T46" style:family="text">
      <style:text-properties fo:color="#57575e" style:text-scale="109%"/>
    </style:style>
    <style:style style:name="T47" style:family="text">
      <style:text-properties fo:color="#57575e" fo:letter-spacing="-0.04mm"/>
    </style:style>
    <style:style style:name="T48" style:family="text">
      <style:text-properties fo:color="#57575e" fo:letter-spacing="0.19mm" style:text-scale="105%"/>
    </style:style>
    <style:style style:name="T49" style:family="text">
      <style:text-properties fo:color="#57575e" style:text-underline-style="solid" style:text-underline-width="bold" style:text-underline-color="#000000" style:text-scale="90%"/>
    </style:style>
    <style:style style:name="T50" style:family="text">
      <style:text-properties fo:color="#57575e" fo:letter-spacing="-0.46mm" style:text-underline-style="solid" style:text-underline-width="bold" style:text-underline-color="#000000" style:text-scale="90%"/>
    </style:style>
    <style:style style:name="T51" style:family="text">
      <style:text-properties fo:color="#57575e" style:font-name="Calibri" fo:font-size="11pt" style:font-size-asian="11pt" style:font-size-complex="11pt" style:text-scale="110%"/>
    </style:style>
    <style:style style:name="T52" style:family="text">
      <style:text-properties fo:color="#57575e" style:font-name="Calibri" fo:font-size="11pt" style:font-size-asian="11pt" style:font-size-complex="11pt" style:text-scale="95%"/>
    </style:style>
    <style:style style:name="T53" style:family="text">
      <style:text-properties fo:color="#57575e" style:font-name="Calibri" fo:font-size="11pt" fo:letter-spacing="0.65mm" style:font-size-asian="11pt" style:font-size-complex="11pt" style:text-scale="110%"/>
    </style:style>
    <style:style style:name="T54" style:family="text">
      <style:text-properties fo:color="#57575e" style:font-name="Calibri" fo:font-size="11pt" fo:letter-spacing="0.69mm" style:font-size-asian="11pt" style:font-size-complex="11pt" style:text-scale="110%"/>
    </style:style>
    <style:style style:name="T55" style:family="text">
      <style:text-properties fo:color="#57575e" style:font-name="Calibri" fo:font-size="11pt" fo:letter-spacing="0.95mm" style:font-size-asian="11pt" style:font-size-complex="11pt" style:text-scale="110%"/>
    </style:style>
    <style:style style:name="T56" style:family="text">
      <style:text-properties fo:color="#57575e" style:font-name="Calibri" fo:font-size="11pt" fo:letter-spacing="0.79mm" style:font-size-asian="11pt" style:font-size-complex="11pt" style:text-scale="110%"/>
    </style:style>
    <style:style style:name="T57" style:family="text">
      <style:text-properties fo:color="#57575e" style:font-name="Calibri" fo:font-size="11pt" fo:letter-spacing="0.76mm" style:font-size-asian="11pt" style:font-size-complex="11pt" style:text-scale="110%"/>
    </style:style>
    <style:style style:name="T58" style:family="text">
      <style:text-properties fo:color="#57575e" style:font-name="Calibri" fo:font-size="11pt" fo:letter-spacing="0.71mm" style:font-size-asian="11pt" style:font-size-complex="11pt" style:text-scale="110%"/>
    </style:style>
    <style:style style:name="T59" style:family="text">
      <style:text-properties fo:color="#57575e" style:font-name="Calibri" fo:font-size="11pt" fo:letter-spacing="-0.09mm" style:font-size-asian="11pt" style:font-size-complex="11pt" style:text-scale="95%"/>
    </style:style>
    <style:style style:name="T60" style:family="text">
      <style:text-properties fo:color="#57575e" style:font-name="Calibri" fo:font-size="11pt" fo:letter-spacing="0.07mm" style:font-size-asian="11pt" style:font-size-complex="11pt" style:text-scale="95%"/>
    </style:style>
    <style:style style:name="T61" style:family="text">
      <style:text-properties fo:color="#57575e" style:font-name="Calibri" fo:font-size="11pt" fo:letter-spacing="0.04mm" style:font-size-asian="11pt" style:font-size-complex="11pt" style:text-scale="95%"/>
    </style:style>
    <style:style style:name="T62" style:family="text">
      <style:text-properties fo:color="#57575e" style:font-name="Calibri" fo:font-size="11pt" fo:letter-spacing="0.04mm" style:font-size-asian="11pt" style:font-size-complex="11pt" style:text-scale="110%"/>
    </style:style>
    <style:style style:name="T63" style:family="text">
      <style:text-properties fo:color="#57575e" style:font-name="Calibri" fo:font-size="11pt" fo:letter-spacing="-0.44mm" style:font-size-asian="11pt" style:font-size-complex="11pt" style:text-scale="95%"/>
    </style:style>
    <style:style style:name="T64" style:family="text">
      <style:text-properties fo:color="#57575e" style:font-name="Calibri" fo:font-size="11pt" fo:letter-spacing="0.02mm" style:font-size-asian="11pt" style:font-size-complex="11pt" style:text-scale="95%"/>
    </style:style>
    <style:style style:name="T65" style:family="text">
      <style:text-properties fo:color="#57575e" style:font-name="Calibri" fo:font-size="11pt" fo:letter-spacing="0.39mm" style:font-size-asian="11pt" style:font-size-complex="11pt" style:text-scale="113%"/>
    </style:style>
    <style:style style:name="T66" style:family="text">
      <style:text-properties fo:color="#57575e" style:font-name="Calibri" fo:font-size="11pt" fo:letter-spacing="0.39mm" style:font-size-asian="11pt" style:font-size-complex="11pt" style:text-scale="110%"/>
    </style:style>
    <style:style style:name="T67" style:family="text">
      <style:text-properties fo:color="#57575e" style:font-name="Calibri" fo:font-size="11pt" fo:letter-spacing="0.26mm" style:font-size-asian="11pt" style:font-size-complex="11pt" style:text-scale="110%"/>
    </style:style>
    <style:style style:name="T68" style:family="text">
      <style:text-properties fo:color="#57575e" style:font-name="Calibri" fo:font-size="11pt" fo:letter-spacing="0.41mm" style:font-size-asian="11pt" style:font-size-complex="11pt" style:text-scale="110%"/>
    </style:style>
    <style:style style:name="T69" style:family="text">
      <style:text-properties fo:color="#57575e" style:font-name="Calibri" fo:font-size="11pt" fo:letter-spacing="0.19mm" style:font-size-asian="11pt" style:font-size-complex="11pt" style:text-scale="110%"/>
    </style:style>
    <style:style style:name="T70" style:family="text">
      <style:text-properties fo:color="#57575e" style:font-name="Calibri" fo:font-size="11pt" fo:letter-spacing="0.44mm" style:font-size-asian="11pt" style:font-size-complex="11pt" style:text-scale="110%"/>
    </style:style>
    <style:style style:name="T71" style:family="text">
      <style:text-properties fo:color="#57575e" style:font-name="Calibri" fo:letter-spacing="0.65mm" style:text-scale="110%"/>
    </style:style>
    <style:style style:name="T72" style:family="text">
      <style:text-properties fo:color="#57575e" style:font-name="Calibri" fo:letter-spacing="0.69mm" style:text-scale="110%"/>
    </style:style>
    <style:style style:name="T73" style:family="text">
      <style:text-properties fo:color="#57575e" style:font-name="Calibri" fo:letter-spacing="0.95mm" style:text-scale="110%"/>
    </style:style>
    <style:style style:name="T74" style:family="text">
      <style:text-properties fo:color="#57575e" style:font-name="Calibri" fo:letter-spacing="0.79mm" style:text-scale="110%"/>
    </style:style>
    <style:style style:name="T75" style:family="text">
      <style:text-properties fo:color="#57575e" style:font-name="Calibri" fo:letter-spacing="0.76mm" style:text-scale="110%"/>
    </style:style>
    <style:style style:name="T76" style:family="text">
      <style:text-properties fo:color="#57575e" style:font-name="Calibri" fo:letter-spacing="0.71mm" style:text-scale="110%"/>
    </style:style>
    <style:style style:name="T77" style:family="text">
      <style:text-properties fo:color="#57575e" style:font-name="Calibri" fo:letter-spacing="-0.09mm" style:text-scale="95%"/>
    </style:style>
    <style:style style:name="T78" style:family="text">
      <style:text-properties fo:color="#57575e" style:font-name="Calibri" fo:letter-spacing="0.07mm" style:text-scale="95%"/>
    </style:style>
    <style:style style:name="T79" style:family="text">
      <style:text-properties fo:color="#57575e" style:font-name="Calibri" fo:letter-spacing="0.04mm" style:text-scale="95%"/>
    </style:style>
    <style:style style:name="T80" style:family="text">
      <style:text-properties fo:color="#57575e" style:font-name="Calibri" fo:letter-spacing="-0.44mm" style:text-scale="95%"/>
    </style:style>
    <style:style style:name="T81" style:family="text">
      <style:text-properties fo:color="#57575e" style:font-name="Calibri" fo:letter-spacing="0.02mm" style:text-scale="95%"/>
    </style:style>
    <style:style style:name="T82" style:family="text">
      <style:text-properties fo:color="#57575e" style:font-name="Calibri" fo:letter-spacing="0.39mm" style:text-scale="113%"/>
    </style:style>
    <style:style style:name="T83" style:family="text">
      <style:text-properties fo:color="#57575e" style:font-name="Calibri" fo:letter-spacing="0.39mm" style:text-scale="110%"/>
    </style:style>
    <style:style style:name="T84" style:family="text">
      <style:text-properties fo:color="#57575e" style:font-name="Calibri" style:text-scale="110%"/>
    </style:style>
    <style:style style:name="T85" style:family="text">
      <style:text-properties fo:color="#57575e" style:font-name="Calibri" style:text-scale="95%"/>
    </style:style>
    <style:style style:name="T86" style:family="text">
      <style:text-properties fo:color="#57575e" fo:letter-spacing="0.65mm" style:text-scale="105%"/>
    </style:style>
    <style:style style:name="T87" style:family="text">
      <style:text-properties fo:color="#57575e" fo:letter-spacing="0.76mm" style:text-scale="105%"/>
    </style:style>
    <style:style style:name="T88" style:family="text">
      <style:text-properties fo:color="#57575e" fo:letter-spacing="0.07mm"/>
    </style:style>
    <style:style style:name="T89" style:family="text">
      <style:text-properties fo:color="#57575e" fo:letter-spacing="0.07mm" style:text-scale="105%"/>
    </style:style>
    <style:style style:name="T90" style:family="text">
      <style:text-properties fo:color="#57575e" fo:letter-spacing="0.04mm"/>
    </style:style>
    <style:style style:name="T91" style:family="text">
      <style:text-properties fo:color="#57575e" fo:letter-spacing="0.04mm" style:text-scale="105%"/>
    </style:style>
    <style:style style:name="T92" style:family="text">
      <style:text-properties fo:color="#57575e" fo:letter-spacing="0.02mm" style:text-scale="105%"/>
    </style:style>
    <style:style style:name="T93" style:family="text">
      <style:text-properties fo:color="#57575e" fo:letter-spacing="0.02mm" style:text-scale="110%"/>
    </style:style>
    <style:style style:name="T94" style:family="text">
      <style:text-properties fo:color="#57575e" fo:letter-spacing="0.41mm" style:text-scale="105%"/>
    </style:style>
    <style:style style:name="T95" style:family="text">
      <style:text-properties fo:color="#57575e" fo:letter-spacing="0.44mm" style:text-scale="105%"/>
    </style:style>
    <style:style style:name="T96" style:family="text">
      <style:text-properties fo:color="#57575e" fo:letter-spacing="0.44mm" style:text-scale="95%"/>
    </style:style>
    <style:style style:name="T97" style:family="text">
      <style:text-properties fo:color="#57575e" fo:letter-spacing="0.55mm" style:text-scale="105%"/>
    </style:style>
    <style:style style:name="T98" style:family="text">
      <style:text-properties fo:color="#57575e" style:text-scale="107%"/>
    </style:style>
    <style:style style:name="T99" style:family="text">
      <style:text-properties fo:color="#57575e" fo:letter-spacing="-0.74mm"/>
    </style:style>
    <style:style style:name="T100" style:family="text">
      <style:text-properties fo:color="#57575e" style:text-scale="110%"/>
    </style:style>
    <style:style style:name="T101" style:family="text">
      <style:text-properties fo:color="#57575e" fo:letter-spacing="-0.19mm" style:text-scale="110%"/>
    </style:style>
    <style:style style:name="T102" style:family="text">
      <style:text-properties fo:color="#57575e" fo:font-size="9pt" style:font-size-asian="9pt" style:text-scale="110%"/>
    </style:style>
    <style:style style:name="T103" style:family="text">
      <style:text-properties fo:color="#57575e" fo:font-size="9pt" style:font-size-asian="9pt" style:text-scale="105%"/>
    </style:style>
    <style:style style:name="T104" style:family="text">
      <style:text-properties fo:color="#57575e" fo:font-size="9pt" fo:letter-spacing="-0.25mm" style:font-size-asian="9pt" style:text-scale="110%"/>
    </style:style>
    <style:style style:name="T105" style:family="text">
      <style:text-properties fo:color="#57575e" fo:font-size="9pt" fo:letter-spacing="0.58mm" style:font-size-asian="9pt" style:text-scale="105%"/>
    </style:style>
    <style:style style:name="T106" style:family="text">
      <style:text-properties fo:color="#57575e" fo:font-size="9pt" fo:letter-spacing="0.49mm" style:font-size-asian="9pt" style:text-scale="105%"/>
    </style:style>
    <style:style style:name="T107" style:family="text">
      <style:text-properties fo:color="#57575e" fo:letter-spacing="0.35mm" style:text-scale="105%"/>
    </style:style>
    <style:style style:name="T108" style:family="text">
      <style:text-properties fo:color="#57575e" fo:letter-spacing="-0.37mm" style:text-scale="105%"/>
    </style:style>
    <style:style style:name="T109" style:family="text">
      <style:text-properties fo:color="#57575e" fo:letter-spacing="0.67mm" style:text-scale="105%"/>
    </style:style>
    <style:style style:name="T110" style:family="text">
      <style:text-properties fo:color="#57575e" fo:letter-spacing="0.49mm" style:text-scale="105%"/>
    </style:style>
    <style:style style:name="T111" style:family="text">
      <style:text-properties fo:color="#57575e" style:text-scale="98%"/>
    </style:style>
    <style:style style:name="T112" style:family="text">
      <style:text-properties fo:color="#57575e" fo:letter-spacing="-0.32mm" style:text-scale="110%"/>
    </style:style>
    <style:style style:name="T113" style:family="text">
      <style:text-properties fo:color="#57575e" fo:font-size="8.5pt" style:font-size-asian="8.5pt" style:text-scale="110%"/>
    </style:style>
    <style:style style:name="T114" style:family="text">
      <style:text-properties fo:color="#57575e" fo:font-size="8.5pt" fo:letter-spacing="-0.19mm" style:font-size-asian="8.5pt" style:text-scale="110%"/>
    </style:style>
    <style:style style:name="T115" style:family="text">
      <style:text-properties fo:color="#57575e" fo:letter-spacing="0.3mm" style:text-scale="105%"/>
    </style:style>
    <style:style style:name="T116" style:family="text">
      <style:text-properties fo:color="#57575e" style:text-scale="103%"/>
    </style:style>
    <style:style style:name="T117" style:family="text">
      <style:text-properties fo:color="#57575e" fo:letter-spacing="0.78mm"/>
    </style:style>
    <style:style style:name="T118" style:family="text">
      <style:text-properties fo:color="#57575e" fo:letter-spacing="0.78mm" style:text-scale="105%"/>
    </style:style>
    <style:style style:name="T119" style:family="text">
      <style:text-properties fo:color="#57575e" fo:letter-spacing="-0.65mm"/>
    </style:style>
    <style:style style:name="T120" style:family="text">
      <style:text-properties fo:color="#83858a"/>
    </style:style>
    <style:style style:name="T121" style:family="text">
      <style:text-properties fo:color="#83858a" style:text-scale="95%"/>
    </style:style>
    <style:style style:name="T122" style:family="text">
      <style:text-properties fo:color="#83858a" fo:letter-spacing="-0.56mm" style:text-scale="95%"/>
    </style:style>
    <style:style style:name="T123" style:family="text">
      <style:text-properties fo:color="#83858a" fo:letter-spacing="0.02mm" style:text-scale="105%"/>
    </style:style>
    <style:style style:name="T124" style:family="text">
      <style:text-properties fo:color="#83858a" fo:letter-spacing="0.04mm" style:text-scale="105%"/>
    </style:style>
    <style:style style:name="T125" style:family="text">
      <style:text-properties fo:color="#83858a" fo:letter-spacing="0.25mm" style:text-scale="105%"/>
    </style:style>
    <style:style style:name="T126" style:family="text">
      <style:text-properties fo:color="#83858a" style:text-scale="105%"/>
    </style:style>
    <style:style style:name="T127" style:family="text">
      <style:text-properties fo:color="#83858a" fo:letter-spacing="0.72mm" style:text-scale="105%"/>
    </style:style>
    <style:style style:name="T128" style:family="text">
      <style:text-properties fo:color="#83858a" fo:letter-spacing="0.48mm" style:text-scale="105%"/>
    </style:style>
    <style:style style:name="T129" style:family="text">
      <style:text-properties fo:color="#83858a" fo:letter-spacing="0.39mm" style:text-scale="107%"/>
    </style:style>
    <style:style style:name="T130" style:family="text">
      <style:text-properties fo:color="#83858a" fo:letter-spacing="0.71mm" style:text-scale="105%"/>
    </style:style>
    <style:style style:name="T131" style:family="text">
      <style:text-properties fo:color="#83858a" style:text-scale="101%"/>
    </style:style>
    <style:style style:name="T132" style:family="text">
      <style:text-properties fo:color="#83858a" fo:letter-spacing="-0.14mm" style:text-scale="105%"/>
    </style:style>
    <style:style style:name="T133" style:family="text">
      <style:text-properties fo:color="#83858a" fo:letter-spacing="-0.48mm" style:text-scale="105%"/>
    </style:style>
    <style:style style:name="T134" style:family="text">
      <style:text-properties fo:color="#83858a" fo:letter-spacing="-0.58mm"/>
    </style:style>
    <style:style style:name="T135" style:family="text">
      <style:text-properties fo:color="#9a9aa0" style:text-scale="105%"/>
    </style:style>
    <style:style style:name="T136" style:family="text">
      <style:text-properties fo:color="#9a9aa0" fo:letter-spacing="-0.16mm" style:text-scale="105%"/>
    </style:style>
    <style:style style:name="T137" style:family="text">
      <style:text-properties fo:color="#6e7075"/>
    </style:style>
    <style:style style:name="T138" style:family="text">
      <style:text-properties fo:color="#6e7075" fo:letter-spacing="-0.49mm"/>
    </style:style>
    <style:style style:name="T139" style:family="text">
      <style:text-properties fo:color="#6e7075" style:font-name="Calibri" fo:font-size="11pt" style:font-size-asian="11pt" style:font-size-complex="11pt" style:text-scale="110%"/>
    </style:style>
    <style:style style:name="T140" style:family="text">
      <style:text-properties fo:color="#6e7075" style:font-name="Calibri" fo:font-size="11pt" fo:letter-spacing="0.64mm" style:font-size-asian="11pt" style:font-size-complex="11pt" style:text-scale="110%"/>
    </style:style>
    <style:style style:name="T141" style:family="text">
      <style:text-properties fo:color="#6e7075" style:font-name="Calibri" fo:letter-spacing="0.64mm" style:text-scale="110%"/>
    </style:style>
    <style:style style:name="T142" style:family="text">
      <style:text-properties fo:color="#6e7075" style:font-name="Calibri" style:text-scale="110%"/>
    </style:style>
    <style:style style:name="T143" style:family="text">
      <style:text-properties fo:color="#6e7075" style:text-scale="105%"/>
    </style:style>
    <style:style style:name="T144" style:family="text">
      <style:text-properties fo:color="#6e7075" fo:letter-spacing="0.04mm" style:text-scale="105%"/>
    </style:style>
    <style:style style:name="T145" style:family="text">
      <style:text-properties fo:color="#6e7075" fo:letter-spacing="-0.65mm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style:font-name="Calibri" style:font-name-asian="Arial1" style:font-name-complex="Arial1"/>
    </style:style>
    <style:style style:name="T148" style:family="text">
      <style:text-properties style:font-name="Calibri" fo:font-weight="bold" style:font-name-asian="Arial1" style:font-weight-asian="bold" style:font-name-complex="Arial1" style:font-weight-complex="bol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33601*" fo:start-indent="0mm" fo:end-indent="36.78mm"/>
          <style:column style:rel-width="31934*" fo:start-indent="36.78mm" fo:end-indent="0m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29820*" fo:start-indent="0mm" fo:end-indent="13.97mm"/>
          <style:column style:rel-width="35715*" fo:start-indent="13.97mm" fo:end-indent="0m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27134*" fo:start-indent="0mm" fo:end-indent="20.57mm"/>
          <style:column style:rel-width="38401*" fo:start-indent="20.57mm" fo:end-indent="0m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49mm" svg:stroke-color="#6b6774" draw:stroke-linejoin="round" draw:fill="none" fo:min-height="0.04mm" fo:min-width="154.76mm" fo:padding-top="0.25mm" fo:padding-bottom="0.25mm" fo:padding-left="0.25mm" fo:padding-right="0.25mm" style:run-through="background"/>
    </style:style>
    <style:style style:name="gr4" style:family="graphic">
      <style:graphic-properties draw:stroke="solid" svg:stroke-width="0.18mm" svg:stroke-color="#83838c" draw:stroke-linejoin="round" draw:fill="none" fo:min-height="0.04mm" fo:min-width="56.32mm" fo:padding-top="0.09mm" fo:padding-bottom="0.09mm" fo:padding-left="0.09mm" fo:padding-right="0.09mm" style:run-through="background"/>
    </style:style>
    <style:style style:name="gr5" style:family="graphic">
      <style:graphic-properties draw:stroke="solid" svg:stroke-width="0.18mm" svg:stroke-color="#808387" draw:stroke-linejoin="round" draw:fill="none" fo:min-height="0.04mm" fo:min-width="57.59mm" fo:padding-top="0.09mm" fo:padding-bottom="0.09mm" fo:padding-left="0.09mm" fo:padding-right="0.09mm" style:run-through="background"/>
    </style:style>
    <style:style style:name="gr6" style:family="graphic">
      <style:graphic-properties draw:stroke="solid" svg:stroke-width="0.18mm" svg:stroke-color="#808387" draw:stroke-linejoin="round" draw:fill="none" fo:min-height="0.04mm" fo:min-width="56.32mm" fo:padding-top="0.09mm" fo:padding-bottom="0.09mm" fo:padding-left="0.09mm" fo:padding-right="0.09mm" style:run-through="background"/>
    </style:style>
    <style:style style:name="gr7" style:family="graphic">
      <style:graphic-properties draw:stroke="solid" svg:stroke-width="0.18mm" svg:stroke-color="#7c7c83" draw:stroke-linejoin="round" draw:fill="none" fo:min-height="0.04mm" fo:min-width="57.75mm" fo:padding-top="0.09mm" fo:padding-bottom="0.09mm" fo:padding-left="0.09mm" fo:padding-right="0.09m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0" draw:z-index="0" draw:name="Group 14" draw:style-name="gr1">
        <draw:g draw:name="Group 15" draw:style-name="gr2">
          <draw:custom-shape draw:name="Freeform 16" draw:style-name="gr3" svg:width="154.77mm" svg:height="0.04mm" svg:x="0.25mm" svg:y="0.25mm">
            <text:p/>
            <draw:enhanced-geometry draw:type="0"/>
          </draw:custom-shape>
        </draw:g>
      </draw:g>
      <draw:g text:anchor-type="page" text:anchor-page-number="0" draw:z-index="1" draw:name="Group 11" draw:style-name="gr1">
        <draw:g draw:name="Group 12" draw:style-name="gr2">
          <draw:custom-shape draw:name="Freeform 13" draw:style-name="gr4" svg:width="56.33mm" svg:height="0.04mm" svg:x="0.09mm" svg:y="0.09mm">
            <text:p/>
            <draw:enhanced-geometry draw:type="0"/>
          </draw:custom-shape>
        </draw:g>
      </draw:g>
      <draw:g text:anchor-type="page" text:anchor-page-number="0" draw:z-index="2" draw:name="Group 8" draw:style-name="gr1">
        <draw:g draw:name="Group 9" draw:style-name="gr2">
          <draw:custom-shape draw:name="Freeform 10" draw:style-name="gr5" svg:width="57.6mm" svg:height="0.04mm" svg:x="0.09mm" svg:y="0.09mm">
            <text:p/>
            <draw:enhanced-geometry draw:type="0"/>
          </draw:custom-shape>
        </draw:g>
      </draw:g>
      <draw:g text:anchor-type="page" text:anchor-page-number="0" draw:z-index="3" draw:name="Group 5" draw:style-name="gr1">
        <draw:g draw:name="Group 6" draw:style-name="gr2">
          <draw:custom-shape draw:name="Freeform 7" draw:style-name="gr6" svg:width="56.33mm" svg:height="0.04mm" svg:x="0.09mm" svg:y="0.09mm">
            <text:p/>
            <draw:enhanced-geometry draw:type="0"/>
          </draw:custom-shape>
        </draw:g>
      </draw:g>
      <draw:g text:anchor-type="page" text:anchor-page-number="0" draw:z-index="4" draw:name="Group 2" draw:style-name="gr1">
        <draw:g draw:name="Group 3" draw:style-name="gr2">
          <draw:custom-shape draw:name="Freeform 4" draw:style-name="gr7" svg:width="57.76mm" svg:height="0.04mm" svg:x="0.09mm" svg:y="0.09mm">
            <text:p/>
            <draw:enhanced-geometry draw:type="0"/>
          </draw:custom-shape>
        </draw:g>
      </draw:g>
      <text:section text:style-name="Sect1" text:name="TextSection">
        <text:p text:style-name="P28"/>
        <text:p text:style-name="P29"><text:span text:style-name="T1">FL</text:span><text:span text:style-name="T2">A</text:span><text:span text:style-name="T1">VO</text:span><text:span text:style-name="T3">R</text:span><text:span text:style-name="T1">S</text:span><text:span text:style-name="T4"> </text:span><text:span text:style-name="T1">APPLE</text:span><text:span text:style-name="T5"> </text:span><text:span text:style-name="T1">PT</text:span><text:span text:style-name="T6">E</text:span><text:span text:style-name="T24">.</text:span><text:span text:style-name="T25"> </text:span><text:span text:style-name="T1">LTD.</text:span></text:p>
        <text:p text:style-name="P2"><text:span text:style-name="T28">(Company</text:span><text:span text:style-name="T29"> </text:span><text:span text:style-name="T28">Registration</text:span><text:span text:style-name="T30"> </text:span><text:span text:style-name="T28">No</text:span><text:span text:style-name="T31"> </text:span><text:span text:style-name="T28">:</text:span><text:span text:style-name="T32"> </text:span><text:span text:style-name="T28">200922063H}</text:span></text:p>
        <text:p text:style-name="P4"><text:span text:style-name="T23">6</text:span><text:span text:style-name="T33"> </text:span><text:span text:style-name="T23">Tuas</text:span><text:span text:style-name="T34"> </text:span><text:span text:style-name="T23">Bay</text:span><text:span text:style-name="T35"> </text:span><text:span text:style-name="T23">Walk</text:span><text:span text:style-name="T36"> </text:span><text:span text:style-name="T23">#02-09</text:span><text:span text:style-name="T38"> </text:span><text:span text:style-name="T23">BCT</text:span><text:span text:style-name="T40"> </text:span><text:span text:style-name="T23">Building</text:span><text:span text:style-name="T41"> </text:span><text:span text:style-name="T23">Singapore</text:span><text:span text:style-name="T43"> </text:span><text:span text:style-name="T23">637752</text:span></text:p>
        <text:p text:style-name="P26"/>
        <text:p text:style-name="P30"/>
        <text:p text:style-name="P18"/>
        <text:p text:style-name="P18"/>
        <text:p text:style-name="P5"><text:span text:style-name="T23">23</text:span><text:span text:style-name="T40"> </text:span><text:span text:style-name="T23">Dec</text:span><text:span text:style-name="T43"> </text:span><text:span text:style-name="T41">2014</text:span></text:p>
        <text:p text:style-name="P19"/>
        <text:p text:style-name="P19"/>
        <text:p text:style-name="P27"/>
        <text:p text:style-name="P21"/>
      </text:section>
      <text:section text:style-name="Sect2" text:name="Section1">
        <text:p text:style-name="P6"><text:span text:style-name="T23">The <text:s/></text:span><text:span text:style-name="T45"><text:s/></text:span><text:span text:style-name="T23">Officer-in-Charge</text:span><text:span text:style-name="T46"> </text:span><text:span text:style-name="T121">ACR</text:span><text:span text:style-name="T122"> </text:span><text:span text:style-name="T121">A</text:span></text:p>
        <text:p text:style-name="P7"><text:span text:style-name="T123">l</text:span><text:span text:style-name="T124">0</text:span><text:span text:style-name="T125"> </text:span><text:span text:style-name="T126">Anson</text:span><text:span text:style-name="T127"> </text:span><text:span text:style-name="T126">Road</text:span><text:span text:style-name="T128"> </text:span><text:span text:style-name="T135">#05-0</text:span><text:span text:style-name="T136"> </text:span><text:span text:style-name="T126">l/15</text:span><text:span text:style-name="T129"> </text:span><text:span text:style-name="T126">International</text:span><text:span text:style-name="T130"> </text:span><text:span text:style-name="T126">Plaza</text:span><text:span text:style-name="T131"> </text:span><text:span text:style-name="T126">Singapore</text:span><text:span text:style-name="T132"> </text:span><text:span text:style-name="T126">079903</text:span></text:p>
        <text:p text:style-name="P8"><text:span text:style-name="T23">Tel</text:span><text:span text:style-name="T47"> </text:span><text:span text:style-name="T137">:</text:span><text:span text:style-name="T138"> </text:span><text:span text:style-name="T23">6248-6028</text:span></text:p>
        <text:p text:style-name="Standard"/>
      </text:section>
      <text:section text:style-name="Sect1" text:name="Section2">
        <text:p text:style-name="P36"/>
        <text:p text:style-name="P31"/>
        <text:p text:style-name="P3"><text:span text:style-name="T28">Dear</text:span><text:span text:style-name="T48"> </text:span><text:span text:style-name="T28">Sir/Mdm</text:span></text:p>
        <text:p text:style-name="P18"/>
        <text:p text:style-name="P32"/>
        <text:h text:style-name="Heading_20_1" text:outline-level="1"><text:span text:style-name="T7">RE </text:span><text:span text:style-name="T49">:</text:span><text:span text:style-name="T50"> </text:span><text:span text:style-name="T7">STRIKE</text:span><text:span text:style-name="T8"> </text:span><text:span text:style-name="T7">OFF</text:span><text:span text:style-name="T9"> </text:span><text:span text:style-name="T7">COMPANY</text:span></text:h>
        <text:p text:style-name="P20"/>
        <text:p text:style-name="P23"/>
        <text:p text:style-name="P9"><text:span text:style-name="T51">We, </text:span><text:span text:style-name="T53"><text:s/></text:span><text:span text:style-name="T51">the </text:span><text:span text:style-name="T54"><text:s/>directors and s</text:span><text:span text:style-name="T51">hareholders </text:span><text:span text:style-name="T55"><text:s/>of the company, </text:span><text:span text:style-name="T56"><text:s/></text:span><text:span text:style-name="T51">hereby </text:span><text:span text:style-name="T54"><text:s/></text:span><text:span text:style-name="T139">certify </text:span><text:span text:style-name="T140"><text:s/></text:span><text:span text:style-name="T51">that </text:span><text:span text:style-name="T57"><text:s/></text:span><text:span text:style-name="T51">the </text:span><text:span text:style-name="T58"><text:s/></text:span><text:span text:style-name="T51">company “</text:span><text:span text:style-name="T10">FLAVORS</text:span><text:span text:style-name="T11"> APPLE</text:span><text:span text:style-name="T59"> </text:span><text:span text:style-name="T12">P</text:span><text:span text:style-name="T60">T</text:span><text:span text:style-name="T12">E</text:span><text:span text:style-name="T61">.</text:span><text:span text:style-name="T63"> </text:span><text:span text:style-name="T64">L</text:span><text:span text:style-name="T13">TD</text:span><text:span text:style-name="T52">.</text:span><text:span text:style-name="T65">“ as per UEN#:200922055W, </text:span><text:span text:style-name="T66"><text:s/></text:span><text:span text:style-name="T51">did</text:span><text:span text:style-name="T67"> </text:span><text:span text:style-name="T51">not</text:span><text:span text:style-name="T62"> </text:span><text:span text:style-name="T51">commence</text:span><text:span text:style-name="T68"> </text:span><text:span text:style-name="T51">business</text:span><text:span text:style-name="T69"> </text:span><text:span text:style-name="T51">since</text:span><text:span text:style-name="T67"> </text:span><text:span text:style-name="T51">incorporation</text:span><text:span text:style-name="T70">.</text:span></text:p>
        <text:p text:style-name="P10"/>
        <text:p text:style-name="P33"><text:span text:style-name="T84">We, </text:span><text:span text:style-name="T71"><text:s/></text:span><text:span text:style-name="T84">the </text:span><text:span text:style-name="T72"><text:s/>directors and s</text:span><text:span text:style-name="T84">hareholders </text:span><text:span text:style-name="T73"><text:s/>of the company, </text:span><text:span text:style-name="T74"><text:s/></text:span><text:span text:style-name="T84">hereby </text:span><text:span text:style-name="T72"><text:s/></text:span><text:span text:style-name="T142">certify </text:span><text:span text:style-name="T141"><text:s/></text:span><text:span text:style-name="T84">that </text:span><text:span text:style-name="T75"><text:s/></text:span><text:span text:style-name="T84">the </text:span><text:span text:style-name="T76"><text:s/></text:span><text:span text:style-name="T84">company “</text:span><text:span text:style-name="T17">FLAVORS</text:span><text:span text:style-name="T14"> APPLE</text:span><text:bookmark text:name="_GoBack"/><text:span text:style-name="T77"> </text:span><text:span text:style-name="T15">P</text:span><text:span text:style-name="T78">T</text:span><text:span text:style-name="T15">E</text:span><text:span text:style-name="T79">.</text:span><text:span text:style-name="T80"> </text:span><text:span text:style-name="T81">L</text:span><text:span text:style-name="T16">TD</text:span><text:span text:style-name="T85">.</text:span><text:span text:style-name="T82">“ as per UEN#:200922063H, </text:span><text:span text:style-name="T83"><text:s/>has not commenced business since incorporation, to date it has no assets and liabilities.</text:span><text:span text:style-name="T147"> </text:span></text:p>
        <text:p text:style-name="P23"/>
        <text:p text:style-name="P24"><text:span text:style-name="T148">CERTIFIED AND CONFIRMED BY :</text:span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2"/>
        <text:p text:style-name="P34"/>
        <text:p text:style-name="P35"/>
        <text:p text:style-name="P17"/>
      </text:section>
      <text:section text:style-name="Sect3" text:name="Section3">
        <text:p text:style-name="P13"><text:span text:style-name="T28">Name</text:span><text:span text:style-name="T39"> </text:span><text:span text:style-name="T28">:</text:span><text:span text:style-name="T92"> </text:span><text:span text:style-name="T28">Goh</text:span><text:span text:style-name="T37"> </text:span><text:span text:style-name="T28">Hock</text:span><text:span text:style-name="T97"> </text:span><text:span text:style-name="T28">Leong</text:span><text:span text:style-name="T86"> </text:span><text:span text:style-name="T28">Anthony</text:span><text:span text:style-name="T98"> </text:span><text:span text:style-name="T27">NR</text:span><text:span text:style-name="T20">I</text:span><text:span text:style-name="T91">C</text:span><text:span text:style-name="T89"> </text:span><text:span text:style-name="T126">:</text:span><text:span text:style-name="T133"> </text:span><text:span text:style-name="T23">S</text:span><text:span text:style-name="T99"> </text:span><text:span text:style-name="T28">1800130F</text:span></text:p>
        <text:p text:style-name="P1"><text:span text:style-name="T100">Shareholder</text:span><text:span text:style-name="T101"> </text:span><text:span text:style-name="T102">&amp;</text:span><text:span text:style-name="T104"> </text:span><text:span text:style-name="T100">Director</text:span></text:p>
        <text:p text:style-name="P14"><text:span text:style-name="T28">Name</text:span><text:span text:style-name="T107"> </text:span><text:span text:style-name="T28">:</text:span><text:span text:style-name="T108"> </text:span><text:span text:style-name="T28">Terence</text:span><text:span text:style-name="T109"> </text:span><text:span text:style-name="T28">Choo</text:span><text:span text:style-name="T110"> </text:span><text:span text:style-name="T28">Kwok</text:span><text:span text:style-name="T95"> </text:span><text:span text:style-name="T28">Fai</text:span><text:span text:style-name="T111"> </text:span><text:span text:style-name="T23">NRIC </text:span><text:span text:style-name="T40"><text:s/></text:span><text:span text:style-name="T120">:</text:span><text:span text:style-name="T134"> </text:span><text:span text:style-name="T23">S1818535J</text:span></text:p>
        <text:p text:style-name="P1"><text:span text:style-name="T28">Shareholder</text:span><text:span text:style-name="T87"> </text:span><text:span text:style-name="T103">&amp;</text:span><text:span text:style-name="T105"> </text:span><text:span text:style-name="T28">Director</text:span></text:p>
        <text:p text:style-name="P25"/>
      </text:section>
      <text:section text:style-name="Sect1" text:name="Section4">
        <text:p text:style-name="P36"/>
        <text:p text:style-name="P19"/>
        <text:p text:style-name="P19"/>
        <text:p text:style-name="P19"/>
        <text:p text:style-name="P19"/>
        <text:p text:style-name="P19"><text:soft-page-break/></text:p>
        <text:p text:style-name="P19"/>
        <text:p text:style-name="P37"/>
        <text:p text:style-name="P38"/>
        <text:p text:style-name="P39"/>
        <text:p text:style-name="P17"/>
      </text:section>
      <text:section text:style-name="Sect4" text:name="Section5">
        <text:p text:style-name="P15"><text:span text:style-name="T28">Name</text:span><text:span text:style-name="T94"> </text:span><text:span text:style-name="T143">:</text:span><text:span text:style-name="T144"> </text:span><text:span text:style-name="T28">Kung</text:span><text:span text:style-name="T107"> </text:span><text:span text:style-name="T28">Che</text:span><text:span text:style-name="T21">u</text:span><text:span text:style-name="T28">ng</text:span><text:span text:style-name="T42"> </text:span><text:span text:style-name="T28">Tak</text:span><text:span text:style-name="T96"> </text:span><text:span text:style-name="T26">NR</text:span><text:span text:style-name="T18">I</text:span><text:span text:style-name="T90">C</text:span><text:span text:style-name="T23"> </text:span><text:span text:style-name="T88"><text:s/></text:span><text:span text:style-name="T23">: </text:span><text:span text:style-name="T26">S265</text:span><text:span text:style-name="T18">9</text:span><text:span text:style-name="T26">61</text:span><text:span text:style-name="T90">8</text:span><text:span text:style-name="T18">A</text:span></text:p>
        <text:p text:style-name="P12"><text:span text:style-name="T93">Shareho</text:span><text:span text:style-name="T19">l</text:span><text:span text:style-name="T93">der</text:span><text:span text:style-name="T112"> </text:span><text:span text:style-name="T113">&amp;</text:span><text:span text:style-name="T114"> </text:span><text:span text:style-name="T100">Director</text:span></text:p>
        <text:p text:style-name="P16"><text:span text:style-name="T28">Name</text:span><text:span text:style-name="T115"> </text:span><text:span text:style-name="T126">:</text:span><text:span text:style-name="T133"> </text:span><text:span text:style-name="T28">Teoh</text:span><text:span text:style-name="T44"> </text:span><text:span text:style-name="T28">Yeow</text:span><text:span text:style-name="T107"> </text:span><text:span text:style-name="T28">Tong</text:span><text:span text:style-name="T116"> </text:span><text:span text:style-name="T23">NRIC</text:span><text:span text:style-name="T117"> </text:span><text:span text:style-name="T137">:</text:span><text:span text:style-name="T145"> </text:span><text:span text:style-name="T23">S7781</text:span><text:span text:style-name="T119"> </text:span><text:span text:style-name="T23">790E</text:span></text:p>
        <text:p text:style-name="P11"><text:span text:style-name="T28">Shareholder</text:span><text:span text:style-name="T118"> </text:span><text:span text:style-name="T103">&amp;</text:span><text:span text:style-name="T106"> </text:span><text:span text:style-name="T28">Director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text-indent="0mm" style:auto-text-indent="false"/>
      <style:text-properties style:font-name="Arial" fo:font-size="9.5pt" style:font-name-asian="Arial1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3.16mm" fo:margin-right="0mm" fo:text-indent="0mm" style:auto-text-indent="false"/>
      <style:text-properties style:font-name="Arial" fo:font-size="10.5pt" fo:font-weight="bold" style:font-name-asian="Arial1" style:font-size-asian="10.5pt" style:font-weight-asian="bold" style:font-size-complex="10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User</dc:creator>
    <meta:editing-cycles>5</meta:editing-cycles>
    <meta:creation-date>2014-12-25T17:38:00</meta:creation-date>
    <dc:date>2014-12-29T01:34:00</dc:date>
    <meta:editing-duration>PT10S</meta:editing-duration>
    <meta:generator>LibreOffice/3.5$Linux_X86_64 LibreOffice_project/350m1$Build-2</meta:generator>
    <meta:document-statistic meta:table-count="0" meta:image-count="0" meta:object-count="0" meta:page-count="2" meta:paragraph-count="20" meta:word-count="157" meta:character-count="972" meta:non-whitespace-character-count="812"/>
    <meta:user-defined meta:name="AppVersion">15.0000</meta:user-defined>
    <meta:user-defined meta:name="Created" meta:value-type="date">2014-12-2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12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